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38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4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5" style:family="table-cell" style:parent-style-name="Default" style:data-style-name="N4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7" style:family="table-cell" style:parent-style-name="Excel_32_Built-in_32_Normal" style:data-style-name="N4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8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0" style:family="table-cell" style:parent-style-name="Excel_32_Built-in_32_Normal" style:data-style-name="N49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1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2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4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6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7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48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4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Slnk" table:style-name="ta3">
        <table:table-column table:style-name="co17" table:default-cell-style-name="ce69"/>
        <table:table-column table:style-name="co18" table:default-cell-style-name="ce75"/>
        <table:table-column table:style-name="co19" table:default-cell-style-name="ce69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9"/>
        <table:table-column table:style-name="co6" table:number-columns-repeated="3" table:default-cell-style-name="ce74"/>
        <table:table-column table:style-name="co13" table:number-columns-repeated="15362" table:default-cell-style-name="ce74"/>
        <table:table-row table:style-name="ro7">
          <table:table-cell table:style-name="ce69"/>
          <table:table-cell office:value-type="float" office:value="2024" table:style-name="ce2">
            <text:p>2024</text:p>
          </table:table-cell>
          <table:table-cell table:style-name="ce69"/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69"/>
          <table:table-cell table:style-name="ce75"/>
          <table:table-cell office:value-type="string" table:style-name="ce75">
            <text:p>SELANİK DOĞUŞ 2024 HESAPLARI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6"/>
          <table:table-cell table:style-name="ce77"/>
          <table:table-cell office:value-type="string" table:style-name="ce78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8">
            <text:p>BAKİYE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9"/>
          <table:table-cell office:value-type="string" table:style-name="ce80">
            <text:p>2023 den <text:s/>DEVİR DOĞUŞ ALACAKLI</text:p>
          </table:table-cell>
          <table:table-cell table:style-name="ce78"/>
          <table:table-cell office:value-type="float" office:value="67412.98" table:style-name="ce73">
            <text:p>67.412,98</text:p>
          </table:table-cell>
          <table:table-cell office:value-type="float" office:value="67412.98" table:formula="of:=[.E5]-[.D5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7"/>
          <table:table-cell table:style-name="ce82"/>
          <table:table-cell table:style-name="ce71"/>
          <table:table-cell office:value-type="float" office:value="67412.98" table:formula="of:=[.F5]+[.E6]-[.D6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5T00:00:00" table:style-name="ce75">
            <text:p>05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80" table:style-name="ce71">
            <text:p>80,00</text:p>
          </table:table-cell>
          <table:table-cell office:value-type="float" office:value="67492.98" table:formula="of:=[.F6]+[.E7]-[.D7]" table:style-name="ce81">
            <text:p>67.4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9T00:00:00" table:style-name="ce75">
            <text:p>09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100" table:style-name="ce71">
            <text:p>100,00</text:p>
          </table:table-cell>
          <table:table-cell office:value-type="float" office:value="67592.98" table:formula="of:=[.F7]+[.E8]-[.D8]" table:style-name="ce81">
            <text:p>67.5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2T00:00:00" table:style-name="ce75">
            <text:p>12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84">
            <text:p>250,00</text:p>
          </table:table-cell>
          <table:table-cell office:value-type="float" office:value="67842.98" table:formula="of:=[.F8]+[.E9]-[.D9]" table:style-name="ce81">
            <text:p>67.84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3T00:00:00" table:style-name="ce75">
            <text:p>13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71">
            <text:p>250,00</text:p>
          </table:table-cell>
          <table:table-cell office:value-type="float" office:value="68092.98" table:formula="of:=[.F9]+[.E10]-[.D10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1"/>
          <table:table-cell table:style-name="ce85"/>
          <table:table-cell office:value-type="float" office:value="68092.98" table:formula="of:=[.F10]+[.E11]-[.D11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092.98" table:formula="of:=[.F11]+[.E12]-[.D12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092.98" table:formula="of:=[.F12]+[.E13]-[.D13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092.98" table:formula="of:=[.F13]+[.E14]-[.D14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2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86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number-columns-repeated="2"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7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3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4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89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0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91"/>
          <table:table-cell office:value-type="string" table:style-name="ce92">
            <text:p>Yıl içi Toplamı Selanik Borçlu</text:p>
          </table:table-cell>
          <table:table-cell office:value-type="float" office:value="0" table:formula="of:=SUM([.D7:.D68])" table:style-name="ce93">
            <text:p>0,00</text:p>
          </table:table-cell>
          <table:table-cell office:value-type="float" office:value="680" table:formula="of:=SUM([.E7:.E67])" table:style-name="ce93">
            <text:p>680,00</text:p>
          </table:table-cell>
          <table:table-cell office:value-type="float" office:value="680" table:formula="of:=[.E70]-[.D70]" table:style-name="ce94">
            <text:p>680,00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1" number:language="tr" number:country="TR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P0">
      <number:day number:style="long"/>
      <number:text>.</number:text>
      <number:month number:style="long"/>
      <number:text>.</number:text>
      <number:year/>
    </number:date-style>
    <number:text-style style:name="N48">
      <number:text-content/>
      <style:map style:condition="value()&gt;=0" style:apply-style-name="N48P0"/>
    </number:text-style>
    <number:date-style style:name="N49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0">
      <number:number number:decimal-places="2" number:min-decimal-places="0" number:min-integer-digits="1" number:grouping="true" number:decimal-replacement=""/>
    </number:number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13T13:25:25Z</dc:date>
    <meta:print-date>2024-01-05T08:34:57Z</meta:print-date>
    <meta:editing-cycles>163</meta:editing-cycles>
    <meta:editing-duration>PT44684S</meta:editing-duration>
  </office:meta>
</office:document-meta>
</file>